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style:text-properties fo:font-size="18pt" fo:font-weight="bold" style:font-size-asian="18pt" style:font-size-complex="18pt"/>
    </style:style>
    <style:style style:name="P2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853cm" svg:height="0.962cm" svg:x="-0.1cm" svg:y="1.3cm">
          <draw:text-box>
            <text:p text:style-name="P1"><text:span text:style-name="T1">x</text:span></text:p>
          </draw:text-box>
        </draw:frame>
        <draw:line draw:style-name="gr2" draw:text-style-name="P3" draw:layer="layout" svg:x1="0.8cm" svg:y1="1.6cm" svg:x2="2.8cm" svg:y2="0.6cm">
          <text:p/>
        </draw:line>
        <draw:line draw:style-name="gr2" draw:text-style-name="P3" draw:layer="layout" svg:x1="0.8cm" svg:y1="1.901cm" svg:x2="2.8cm" svg:y2="2.901cm">
          <text:p/>
        </draw:line>
        <draw:frame draw:style-name="gr3" draw:text-style-name="P2" draw:layer="layout" svg:width="0.853cm" svg:height="0.962cm" svg:x="2.9cm" svg:y="0.1cm">
          <draw:text-box>
            <text:p text:style-name="P1"><text:span text:style-name="T1">5</text:span></text:p>
          </draw:text-box>
        </draw:frame>
        <draw:frame draw:style-name="gr3" draw:text-style-name="P2" draw:layer="layout" svg:width="0.853cm" svg:height="0.962cm" svg:x="2.901cm" svg:y="2.4cm">
          <draw:text-box>
            <text:p text:style-name="P1"><text:span text:style-name="T1">7</text:span></text:p>
          </draw:text-box>
        </draw:frame>
        <draw:custom-shape draw:style-name="gr4" draw:text-style-name="P4" draw:layer="layout" svg:width="0.3cm" svg:height="0.2cm" draw:transform="rotate (-0.960978286148078) translate (1.046cm 1.3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cm" svg:height="0.2cm" draw:transform="rotate (-0.960978286148078) translate (1.446cm 1.1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3cm" svg:height="0.2cm" draw:transform="rotate (-0.960978286148078) translate (1.846cm 0.92cm)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.9cm" svg:y1="0.8cm" svg:x2="3.8cm" svg:y2="0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.1cm" fo:page-width="3.9cm" fo:page-height="3.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3:20:08.245846955</meta:creation-date>
    <dc:date>2020-10-26T11:51:12.963904203</dc:date>
    <meta:editing-duration>PT10H47M13S</meta:editing-duration>
    <meta:editing-cycles>10</meta:editing-cycles>
    <meta:generator>LibreOffice/6.4.6.2$Linux_X86_64 LibreOffice_project/40$Build-2</meta:generator>
    <meta:document-statistic meta:object-count="9"/>
  </office:meta>
</office:document-meta>
</file>